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95000000ADA59279D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Times" svg:font-family="Times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3" style:family="paragraph" style:parent-style-name="Standard">
      <style:paragraph-properties fo:margin-left="0.004cm" fo:margin-right="-1.519cm" fo:text-align="end" style:justify-single-word="false" fo:text-indent="0cm" style:auto-text-indent="false"/>
    </style:style>
    <style:style style:name="P4" style:family="paragraph">
      <style:paragraph-properties fo:text-align="end"/>
    </style:style>
    <style:style style:name="P5" style:family="paragraph">
      <style:text-properties fo:color="#2a8ec0" style:font-size-asian="10.5pt"/>
    </style:style>
    <style:style style:name="T1" style:family="text">
      <style:text-properties fo:color="#2a8ec0" style:font-size-asian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8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19.9cm" svg:y="0.497cm" svg:width="7.359cm" svg:height="2.036cm" draw:z-index="0"><draw:image xlink:href="Pictures/1000000000000295000000ADA59279DB.png" xlink:type="simple" xlink:show="embed" xlink:actuate="onLoad"/></draw:frame></text:p>
      <text:p text:style-name="P1"/>
      <text:p text:style-name="P1"/>
      <text:p text:style-name="P1"><draw:frame text:anchor-type="paragraph" draw:z-index="1" draw:style-name="gr1" draw:text-style-name="P5" svg:width="3.834cm" svg:height="0.883cm" svg:x="23.366cm" svg:y="0.243cm"><draw:text-box><text:p text:style-name="P4"><text:span text:style-name="T1">AuditTracker</text:span></text:p></draw:text-box></draw:frame></text:p>
      <text:p text:style-name="P1"/>
      <text:p text:style-name="P1"/>
      <text:p text:style-name="P2">Version: 1.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Times" svg:font-family="Times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de" fo:country="D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>
      <style:text-properties style:font-name="Times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9.7cm" fo:page-height="21.001cm" style:num-format="1" style:print-orientation="landscape" fo:margin-top="6.218cm" fo:margin-bottom="10.525cm" fo:margin-left="2cm" fo:margin-right="0.487cm" fo:border-top="0.002cm solid #000000" fo:border-bottom="0.002cm solid #000000" fo:border-left="none" fo:border-right="none" fo:padding="0.049cm" style:shadow="none" style:writing-mode="lr-tb" style:footnote-max-height="0cm">
        <style:columns fo:column-count="0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7-04-10T12:53:15</meta:creation-date>
    <dc:date>2007-04-10T13:34:00</dc:date>
    <meta:print-date>2007-04-10T13:26:45</meta:print-date>
    <dc:language>de-DE</dc:language>
    <meta:editing-cycles>4</meta:editing-cycles>
    <meta:editing-duration>PT40M34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1" meta:word-count="2" meta:character-count="12"/>
  </office:meta>
</office:document-meta>
</file>